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29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30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size="13pt" style:font-size-asian="13pt" style:font-size-complex="13pt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66b9" style:font-weight-asian="normal" style:font-weight-complex="normal"/>
    </style:style>
    <style:style style:name="T8" style:family="text">
      <style:text-properties fo:font-weight="normal" officeooo:rsid="0011740d" style:font-weight-asian="normal" style:font-weight-complex="normal"/>
    </style:style>
    <style:style style:name="T9" style:family="text">
      <style:text-properties officeooo:rsid="000bb223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Consolas" fo:font-size="12pt" fo:font-weight="normal"/>
    </style:style>
    <style:style style:name="T12" style:family="text">
      <style:text-properties fo:color="#569cd6" loext:opacity="100%" style:font-weight-asian="normal" style:font-weight-complex="normal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Consolas" fo:font-size="12pt" fo:font-weight="normal"/>
    </style:style>
    <style:style style:name="T15" style:family="text">
      <style:text-properties fo:color="#9cdcfe" loext:opacity="100%" style:font-weight-asian="normal" style:font-weight-complex="normal"/>
    </style:style>
    <style:style style:name="T16" style:family="text">
      <style:text-properties fo:color="#dcdcaa" loext:opacity="100%"/>
    </style:style>
    <style:style style:name="T17" style:family="text">
      <style:text-properties fo:color="#dcdcaa" loext:opacity="100%" style:font-name="Consolas" fo:font-size="12pt" fo:font-weight="normal"/>
    </style:style>
    <style:style style:name="T18" style:family="text">
      <style:text-properties fo:color="#dcdcaa" loext:opacity="100%" style:font-weight-asian="normal" style:font-weight-complex="normal"/>
    </style:style>
    <style:style style:name="T19" style:family="text">
      <style:text-properties fo:color="#ce9178" loext:opacity="100%"/>
    </style:style>
    <style:style style:name="T20" style:family="text">
      <style:text-properties fo:color="#ce9178" loext:opacity="100%" style:font-name="Consolas" fo:font-size="12pt" fo:font-weight="normal"/>
    </style:style>
    <style:style style:name="T21" style:family="text">
      <style:text-properties fo:color="#ce9178" loext:opacity="100%" style:font-weight-asian="normal" style:font-weight-complex="normal"/>
    </style:style>
    <style:style style:name="T22" style:family="text">
      <style:text-properties fo:color="#6a9955" loext:opacity="100%"/>
    </style:style>
    <style:style style:name="T23" style:family="text">
      <style:text-properties fo:color="#6a9955" loext:opacity="100%" style:font-name="Consolas" fo:font-size="12pt" fo:font-weight="normal"/>
    </style:style>
    <style:style style:name="T24" style:family="text">
      <style:text-properties fo:color="#6a9955" loext:opacity="100%" style:font-weight-asian="normal" style:font-weight-complex="normal"/>
    </style:style>
    <style:style style:name="T25" style:family="text">
      <style:text-properties style:font-name="Consolas" fo:font-size="12pt" fo:font-weight="normal"/>
    </style:style>
    <style:style style:name="T26" style:family="text">
      <style:text-properties style:font-weight-asian="normal" style:font-weight-complex="normal"/>
    </style:style>
    <style:style style:name="T27" style:family="text">
      <style:text-properties fo:color="#4ec9b0" loext:opacity="100%" style:font-weight-asian="normal" style:font-weight-complex="normal"/>
    </style:style>
    <style:style style:name="T28" style:family="text">
      <style:text-properties fo:color="#4ec9b0" loext:opacity="100%" style:font-name="Consolas" fo:font-size="12pt" fo:font-weight="normal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color="#4fc1ff" loext:opacity="100%" style:font-name="Consolas" fo:font-size="12pt" fo:font-weight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22"><text:span text:style-name="T1">Primeira Obs.: </text:span>todo comando de <text:span text:style-name="T1">javaScript </text:span>tem q ser dentro da tag<text:span text:style-name="T1"> </text:span><text:span text:style-name="T5">&lt;script&gt;</text:span></text:p>
      <text:p text:style-name="P22"><text:span text:style-name="T5"/></text:p>
      <text:p text:style-name="P23"><text:span text:style-name="T1">Alguns Comandos</text:span></text:p>
      <text:p text:style-name="P23"><text:span text:style-name="T1">Obs: o window é discricionário colocar ele</text:span></text:p>
      <text:p text:style-name="P4"><text:span text:style-name="T2"/></text:p>
      <text:list xml:id="list982013636" text:style-name="L1">
        <text:list-item>
          <text:p text:style-name="P5"><text:span text:style-name="T5">window.alert( ‘ </text:span><text:span text:style-name="T4">Mensagem </text:span><text:span text:style-name="T5"><text:s/>‘ )</text:span><text:span text:style-name="T4"> </text:span><text:s/>→ Vai aparecer uma mensagem como janela </text:p>
        </text:list-item>
        <text:list-item>
          <text:p text:style-name="P6"><text:span text:style-name="T5">window.confirm (‘ Mensagem “)</text:span> → Vai apaecer uma janela pra você da OK ou Cancel</text:p>
        </text:list-item>
        <text:list-item>
          <text:p text:style-name="P6"><text:span text:style-name="T5">window.prompt ( ‘ Mesangem ‘) </text:span>→ Vai aparecer uma tela pra você digitar</text:p>
        </text:list-item>
        <text:list-item>
          <text:p text:style-name="P12"><text:span text:style-name="T5">document.write ()</text:span> → vai escrever na tela principal</text:p>
        </text:list-item>
      </text:list>
      <text:p text:style-name="P7"/>
      <text:p text:style-name="P20">Variáveis :</text:p>
      <text:p text:style-name="P8"><text:span text:style-name="T1">Obs:</text:span> as variáveis no JS pode ter acentos, Letra maiúscula faz diferença, e ode começar com s<text:span text:style-name="T9">í</text:span>mbolos.</text:p>
      <text:p text:style-name="P9">Obs: Para saber que tipo é a variável é só digitar typeof → que o node vai dizer</text:p>
      <text:p text:style-name="P7"/>
      <text:p text:style-name="P19">No JS tem alguns tipos de variáveis essas são as primitivas </text:p>
      <text:p text:style-name="P19"><draw:frame draw:style-name="fr2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8">aqui não é separada por Inteiro e Real</text:p>
      <text:p text:style-name="P8"/>
      <text:p text:style-name="P8"/>
      <text:p text:style-name="P8"/>
      <text:p text:style-name="P8"><draw:frame draw:style-name="fr2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8"/>
      <text:p text:style-name="P8"/>
      <text:p text:style-name="P13">Letras <text:s/>→ String</text:p>
      <text:p text:style-name="P8"/>
      <text:p text:style-name="P8"><draw:frame draw:style-name="fr1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8"/>
      <text:p text:style-name="P8"><draw:frame draw:style-name="fr2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<text:span text:style-name="T10">var</text:span> <text:span text:style-name="T13">nome</text:span> = <text:span text:style-name="T13">window</text:span>.<text:span text:style-name="T16">prompt</text:span>(<text:span text:style-name="T19">'Diga seu nome:'</text:span>) <text:span text:style-name="T22">// declarando variável e jogando valor nela</text:span></text:p>
      <text:p text:style-name="P29">       <text:span text:style-name="T14">window</text:span><text:span text:style-name="T25">.</text:span><text:span text:style-name="T17">alert</text:span><text:span text:style-name="T25">(</text:span><text:span text:style-name="T20">'Seja bem vindo '</text:span><text:span text:style-name="T25">+</text:span><text:span text:style-name="T14">nome</text:span><text:span text:style-name="T25">) </text:span><text:span text:style-name="T23">// concatenação o sinal +</text:span></text:p>
      <text:p text:style-name="P8"/>
      <text:p text:style-name="P10">tem que ter o sinal de +</text:p>
      <text:p text:style-name="P11"><text:soft-page-break/></text:p>
      <text:p text:style-name="P14">Declarando números nas variáveis e fazendo soma</text:p>
      <text:p text:style-name="P26"><text:span text:style-name="T10"/></text:p>
      <text:p text:style-name="P26"><text:span text:style-name="T10"/></text:p>
      <text:p text:style-name="P25"><text:span text:style-name="T10">var</text:span> <text:span text:style-name="T13">n1</text:span> = <text:span text:style-name="T13">window</text:span>.<text:span text:style-name="T16">prompt</text:span>(<text:span text:style-name="T19">'Digite um número:'</text:span>) <text:span text:style-name="T22">//O  prompt só absorve valor string</text:span></text:p>
      <text:p text:style-name="P29">       <text:span text:style-name="T11">var</text:span><text:span text:style-name="T25"> </text:span><text:span text:style-name="T14">n2</text:span><text:span text:style-name="T25"> = </text:span><text:span text:style-name="T14">window</text:span><text:span text:style-name="T25">.</text:span><text:span text:style-name="T17">prompt</text:span><text:span text:style-name="T25">(</text:span><text:span text:style-name="T20">'Digite outro número: '</text:span><text:span text:style-name="T25">) </text:span><text:span text:style-name="T23">// </text:span></text:p>
      <text:p text:style-name="P29">       <text:span text:style-name="T11">var</text:span><text:span text:style-name="T25"> </text:span><text:span text:style-name="T14">s</text:span><text:span text:style-name="T25"> = </text:span><text:span text:style-name="T14">n1</text:span><text:span text:style-name="T25"> + </text:span><text:span text:style-name="T14">n2</text:span><text:span text:style-name="T25"> </text:span><text:span text:style-name="T23">// se eu colocar 5 + 2 o resultado vai ser 52</text:span></text:p>
      <text:p text:style-name="P29">       <text:span text:style-name="T17">alert</text:span><text:span text:style-name="T25">(</text:span><text:span text:style-name="T20">'A soma dos valores é '</text:span><text:span text:style-name="T25"> + </text:span><text:span text:style-name="T14">s</text:span><text:span text:style-name="T25">)</text:span></text:p>
      <text:p text:style-name="P10"><text:s/></text:p>
      <text:p text:style-name="P10"/>
      <text:p text:style-name="P14">é necessário fazer a conversão de string para number <text:s/>tem 3 modos de fazer: </text:p>
      <text:p text:style-name="P14"/>
      <text:p text:style-name="P14"><draw:frame draw:style-name="fr1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4"/>
      <text:p text:style-name="P14">Number.parseInt(n) <text:span text:style-name="T6">é para inteiro</text:span></text:p>
      <text:p text:style-name="P14"><text:span text:style-name="T6"/></text:p>
      <text:p text:style-name="P14">Number.parseFloat(n) <text:span text:style-name="T6">é para Real</text:span></text:p>
      <text:p text:style-name="P14"><text:span text:style-name="T6"/></text:p>
      <text:p text:style-name="P14">Number(n)<text:span text:style-name="T6"> serve para os 2 é o mais prático</text:span></text:p>
      <text:p text:style-name="P14"><text:span text:style-name="T6"/></text:p>
      <text:p text:style-name="P14"><text:span text:style-name="T6"/></text:p>
      <text:p text:style-name="P14">alguns exemplos:<text:span text:style-name="T6"> </text:span></text:p>
      <text:p text:style-name="P14"><text:span text:style-name="T6"/></text:p>
      <text:p text:style-name="P14">–Primeira Forma de conversão:</text:p>
      <text:p text:style-name="P14"><text:span text:style-name="T6"/></text:p>
      <text:p text:style-name="P27"><text:span text:style-name="T12">var</text:span><text:span text:style-name="T26"> </text:span><text:span text:style-name="T15">n1</text:span><text:span text:style-name="T26"> = </text:span><text:span text:style-name="T27">Number</text:span><text:span text:style-name="T26">.</text:span><text:span text:style-name="T18">parseInt</text:span><text:span text:style-name="T26">( </text:span><text:span text:style-name="T15">window</text:span><text:span text:style-name="T26">.</text:span><text:span text:style-name="T18">prompt</text:span><text:span text:style-name="T26">(</text:span><text:span text:style-name="T21">'Digite um número:'</text:span><text:span text:style-name="T26">)) </text:span><text:span text:style-name="T24">//converte a string p/ number</text:span></text:p>
      <text:p text:style-name="P29">       <text:span text:style-name="T11">var</text:span><text:span text:style-name="T25"> </text:span><text:span text:style-name="T14">n2</text:span><text:span text:style-name="T25"> = </text:span><text:span text:style-name="T28">Number</text:span><text:span text:style-name="T25">.</text:span><text:span text:style-name="T17">parseInt</text:span><text:span text:style-name="T25"> (</text:span><text:span text:style-name="T14">window</text:span><text:span text:style-name="T25">.</text:span><text:span text:style-name="T17">prompt</text:span><text:span text:style-name="T25">(</text:span><text:span text:style-name="T20">'Digite outro número: '</text:span><text:span text:style-name="T25">))  </text:span></text:p>
      <text:p text:style-name="P29">       <text:span text:style-name="T11">var</text:span><text:span text:style-name="T25"> </text:span><text:span text:style-name="T14">s</text:span><text:span text:style-name="T25"> = </text:span><text:span text:style-name="T14">n1</text:span><text:span text:style-name="T25"> + </text:span><text:span text:style-name="T14">n2</text:span><text:span text:style-name="T25"> </text:span></text:p>
      <text:p text:style-name="P29">       <text:span text:style-name="T17">alert</text:span><text:span text:style-name="T25">(</text:span><text:span text:style-name="T20">'A soma dos valores é '</text:span><text:span text:style-name="T25"> + </text:span><text:span text:style-name="T14">s</text:span><text:span text:style-name="T25">)</text:span></text:p>
      <text:p text:style-name="P14"><text:span text:style-name="T6"/></text:p>
      <text:p text:style-name="P14">–Segunda Forma de conversão:</text:p>
      <text:p text:style-name="P14"><text:span text:style-name="T6"/></text:p>
      <text:p text:style-name="P27"><text:span text:style-name="T12">var</text:span><text:span text:style-name="T26"> </text:span><text:span text:style-name="T15">n1</text:span><text:span text:style-name="T26"> = </text:span><text:span text:style-name="T27">Number</text:span><text:span text:style-name="T26">.</text:span><text:span text:style-name="T18">parseFloat</text:span><text:span text:style-name="T26">( </text:span><text:span text:style-name="T15">window</text:span><text:span text:style-name="T26">.</text:span><text:span text:style-name="T18">prompt</text:span><text:span text:style-name="T26">(</text:span><text:span text:style-name="T21">'Digite um número:'</text:span><text:span text:style-name="T26">)) </text:span></text:p>
      <text:p text:style-name="P29">       <text:span text:style-name="T11">var</text:span><text:span text:style-name="T25"> </text:span><text:span text:style-name="T14">n2</text:span><text:span text:style-name="T25"> = </text:span><text:span text:style-name="T28">Number</text:span><text:span text:style-name="T25">.</text:span><text:span text:style-name="T17">parseFloat</text:span><text:span text:style-name="T25"> (</text:span><text:span text:style-name="T14">window</text:span><text:span text:style-name="T25">.</text:span><text:span text:style-name="T17">prompt</text:span><text:span text:style-name="T25">(</text:span><text:span text:style-name="T20">'Digite outro número: '</text:span><text:span text:style-name="T25">))  </text:span></text:p>
      <text:p text:style-name="P29">       <text:span text:style-name="T11">var</text:span><text:span text:style-name="T25"> </text:span><text:span text:style-name="T14">s</text:span><text:span text:style-name="T25"> = </text:span><text:span text:style-name="T14">n1</text:span><text:span text:style-name="T25"> + </text:span><text:span text:style-name="T14">n2</text:span><text:span text:style-name="T25"> </text:span></text:p>
      <text:p text:style-name="P29">       <text:span text:style-name="T17">alert</text:span><text:span text:style-name="T25">(</text:span><text:span text:style-name="T20">'A soma dos valores é '</text:span><text:span text:style-name="T25"> + </text:span><text:span text:style-name="T14">s</text:span><text:span text:style-name="T25">)</text:span></text:p>
      <text:p text:style-name="P14"><text:span text:style-name="T6"/></text:p>
      <text:p text:style-name="P14">–Terceira Forma e a mais prática de conversão:<text:span text:style-name="T6"> </text:span></text:p>
      <text:p text:style-name="P14"><text:span text:style-name="T6"/></text:p>
      <text:p text:style-name="P27"><text:span text:style-name="T12">var</text:span><text:span text:style-name="T26"> </text:span><text:span text:style-name="T15">n1</text:span><text:span text:style-name="T26"> = </text:span><text:span text:style-name="T27">Number</text:span><text:span text:style-name="T26">( </text:span><text:span text:style-name="T15">window</text:span><text:span text:style-name="T26">.</text:span><text:span text:style-name="T18">prompt</text:span><text:span text:style-name="T26">(</text:span><text:span text:style-name="T21">'Digite um número:'</text:span><text:span text:style-name="T26">)) </text:span></text:p>
      <text:p text:style-name="P29">       <text:span text:style-name="T11">var</text:span><text:span text:style-name="T25"> </text:span><text:span text:style-name="T14">n2</text:span><text:span text:style-name="T25"> = </text:span><text:span text:style-name="T28">Number</text:span><text:span text:style-name="T25">(</text:span><text:span text:style-name="T14">window</text:span><text:span text:style-name="T25">.</text:span><text:span text:style-name="T17">prompt</text:span><text:span text:style-name="T25">(</text:span><text:span text:style-name="T20">'Digite outro número: '</text:span><text:span text:style-name="T25">))  </text:span></text:p>
      <text:p text:style-name="P29">       <text:span text:style-name="T11">var</text:span><text:span text:style-name="T25"> </text:span><text:span text:style-name="T14">s</text:span><text:span text:style-name="T25"> = </text:span><text:span text:style-name="T14">n1</text:span><text:span text:style-name="T25"> + </text:span><text:span text:style-name="T14">n2</text:span><text:span text:style-name="T25"> </text:span></text:p>
      <text:p text:style-name="P29">       <text:span text:style-name="T17">alert</text:span><text:span text:style-name="T25">(</text:span><text:span text:style-name="T20">'A soma dos valores é '</text:span><text:span text:style-name="T25"> + </text:span><text:span text:style-name="T14">s</text:span><text:span text:style-name="T25">)</text:span></text:p>
      <text:p text:style-name="P14"><text:span text:style-name="T6"/></text:p>
      <text:p text:style-name="P14"><text:span text:style-name="T6"/></text:p>
      <text:p text:style-name="P14"><draw:frame draw:style-name="fr2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text:span text:style-name="T6"/></text:p>
      <text:p text:style-name="P21">Para converter de Number &gt; String → </text:p>
      <text:p text:style-name="P15"><text:span text:style-name="T6"/></text:p>
      <text:p text:style-name="P15"><text:soft-page-break/><text:span text:style-name="T6"/></text:p>
      <text:p text:style-name="P21">* Fomas de amostar os valores das variáveis:</text:p>
      <text:p text:style-name="P15"><draw:frame draw:style-name="fr2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text:span text:style-name="T6"/></text:p>
      <text:p text:style-name="P15"><text:span text:style-name="T6"/></text:p>
      <text:p text:style-name="P15"><text:span text:style-name="T6"/></text:p>
      <text:p text:style-name="P15"><text:span text:style-name="T6">em vês de usar o </text:span>+var+<text:span text:style-name="T6"> pode colocar dentro do próprio texto entre </text:span><text:span text:style-name="T7">``</text:span> ${nome da variável} <text:span text:style-name="T6">é bem menos trabalhoso dessa forma. </text:span></text:p>
      <text:p text:style-name="P15"><text:span text:style-name="T6"/></text:p>
      <text:p text:style-name="P16"><text:span text:style-name="T29">Obs : A escrita tem que estar entre </text:span><text:span text:style-name="T3">Crase</text:span><text:span text:style-name="T6"> </text:span></text:p>
      <text:p text:style-name="P16"><text:span text:style-name="T6"/></text:p>
      <text:p text:style-name="P28"><text:span text:style-name="T12">var</text:span><text:span text:style-name="T26"> </text:span><text:span text:style-name="T15">n1</text:span><text:span text:style-name="T26"> = </text:span><text:span text:style-name="T27">Number</text:span><text:span text:style-name="T26">( </text:span><text:span text:style-name="T15">window</text:span><text:span text:style-name="T26">.</text:span><text:span text:style-name="T18">prompt</text:span><text:span text:style-name="T26">(</text:span><text:span text:style-name="T21">'Digite um número:'</text:span><text:span text:style-name="T26">)) </text:span></text:p>
      <text:p text:style-name="P29">       <text:span text:style-name="T11">var</text:span><text:span text:style-name="T25"> </text:span><text:span text:style-name="T14">n2</text:span><text:span text:style-name="T25"> = </text:span><text:span text:style-name="T28">Number</text:span><text:span text:style-name="T25">(</text:span><text:span text:style-name="T14">window</text:span><text:span text:style-name="T25">.</text:span><text:span text:style-name="T17">prompt</text:span><text:span text:style-name="T25">(</text:span><text:span text:style-name="T20">'Digite outro número: '</text:span><text:span text:style-name="T25">))  </text:span></text:p>
      <text:p text:style-name="P29">       <text:span text:style-name="T11">var</text:span><text:span text:style-name="T25"> </text:span><text:span text:style-name="T14">s</text:span><text:span text:style-name="T25"> = </text:span><text:span text:style-name="T14">n1</text:span><text:span text:style-name="T25"> + </text:span><text:span text:style-name="T14">n2</text:span><text:span text:style-name="T25"> </text:span></text:p>
      <text:p text:style-name="P29">       <text:span text:style-name="T17">alert</text:span><text:span text:style-name="T25">(</text:span><text:span text:style-name="T20">`A soma entre </text:span><text:span text:style-name="T11">${</text:span><text:span text:style-name="T14">n1</text:span><text:span text:style-name="T11">}</text:span><text:span text:style-name="T20"> e </text:span><text:span text:style-name="T11">${</text:span><text:span text:style-name="T14">n2</text:span><text:span text:style-name="T11">}</text:span><text:span text:style-name="T20"> é </text:span><text:span text:style-name="T11">${</text:span><text:span text:style-name="T14">s</text:span><text:span text:style-name="T11">}</text:span><text:span text:style-name="T20"> `</text:span><text:span text:style-name="T25">)</text:span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7">Comando Para Letras Maiúscula <text:s/>e Minuscula e contar qnts letras tem: </text:p>
      <text:p text:style-name="P17"><text:span text:style-name="T6"/></text:p>
      <text:p text:style-name="P28"><text:span text:style-name="T12">var</text:span><text:span text:style-name="T26"> </text:span><text:span text:style-name="T15">nome</text:span><text:span text:style-name="T26"> = </text:span><text:span text:style-name="T15">window</text:span><text:span text:style-name="T26">.</text:span><text:span text:style-name="T18">prompt</text:span><text:span text:style-name="T26">(</text:span><text:span text:style-name="T21">`Digite seu nome: `</text:span><text:span text:style-name="T26">)</text:span></text:p>
      <text:p text:style-name="P29">       <text:span text:style-name="T14">document</text:span><text:span text:style-name="T25">.</text:span><text:span text:style-name="T17">write</text:span><text:span text:style-name="T25">(</text:span><text:span text:style-name="T20">`Olá, </text:span><text:span text:style-name="T11">${</text:span><text:span text:style-name="T14">nome</text:span><text:span text:style-name="T11">}</text:span><text:span text:style-name="T20">! seu nome tem </text:span><text:span text:style-name="T11">${</text:span><text:span text:style-name="T14">nome</text:span><text:span text:style-name="T25">.</text:span><text:span text:style-name="T30">length</text:span><text:span text:style-name="T11">}</text:span><text:span text:style-name="T20"> letras &lt;br&gt;`</text:span><text:span text:style-name="T25">)</text:span></text:p>
      <text:p text:style-name="P29">       <text:span text:style-name="T14">document</text:span><text:span text:style-name="T25">.</text:span><text:span text:style-name="T17">write</text:span><text:span text:style-name="T25"> (</text:span><text:span text:style-name="T20">`Seu nome em minusculo é </text:span><text:span text:style-name="T11">${</text:span><text:span text:style-name="T14">nome</text:span><text:span text:style-name="T25">.</text:span><text:span text:style-name="T17">toLowerCase</text:span><text:span text:style-name="T25">()</text:span><text:span text:style-name="T11">}</text:span><text:span text:style-name="T20"> &lt;br&gt;`</text:span><text:span text:style-name="T25">)</text:span></text:p>
      <text:p text:style-name="P29">       <text:span text:style-name="T14">document</text:span><text:span text:style-name="T25">.</text:span><text:span text:style-name="T17">write</text:span><text:span text:style-name="T25"> (</text:span><text:span text:style-name="T20">`Seu nome em maiúsculo é </text:span><text:span text:style-name="T11">${</text:span><text:span text:style-name="T14">nome</text:span><text:span text:style-name="T25">.</text:span><text:span text:style-name="T17">toUpperCase</text:span><text:span text:style-name="T25">()</text:span><text:span text:style-name="T11">}</text:span><text:span text:style-name="T20">`</text:span><text:span text:style-name="T25">)</text:span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3">Formatação dos números</text:p>
      <text:p text:style-name="P3"><draw:frame draw:style-name="fr2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7">n1.toFixed(2) → <text:span text:style-name="T6"><text:s/></text:span><text:span text:style-name="T8">vai deixar com 2 casas decimais</text:span></text:p>
      <text:p text:style-name="P17"><text:span text:style-name="T8"/></text:p>
      <text:p text:style-name="P18">n1.toFixed(2).replace(‘.’ , ‘,’) <text:span text:style-name="T6">→ vai transformar o </text:span>.<text:span text:style-name="T6"> em</text:span> ,</text:p>
      <text:p text:style-name="P18"/>
      <text:p text:style-name="P18"/>
      <text:p text:style-name="P32"><draw:frame draw:style-name="fr1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8">é para aparecer em formato </text:p>
      <text:p text:style-name="P18">de moeda</text:p>
      <text:p text:style-name="P18"/>
      <text:p text:style-name="P30">esse LocaleString vai localizar</text:p>
      <text:p text:style-name="P31">um objeto.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1-19T19:06:43.312000000</dc:date>
    <meta:editing-duration>PT37M21S</meta:editing-duration>
    <meta:editing-cycles>4</meta:editing-cycles>
    <meta:generator>LibreOffice/7.1.1.2$Windows_X86_64 LibreOffice_project/fe0b08f4af1bacafe4c7ecc87ce55bb426164676</meta:generator>
    <meta:document-statistic meta:table-count="0" meta:image-count="9" meta:object-count="0" meta:page-count="4" meta:paragraph-count="64" meta:word-count="512" meta:character-count="3128" meta:non-whitespace-character-count="2516"/>
  </office:meta>
</office:document-meta>
</file>